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49cm" fo:margin-left="-0.053cm" fo:margin-top="0cm" fo:margin-bottom="0cm" style:page-number="auto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3.944cm"/>
    </style:style>
    <style:style style:name="Table1.D" style:family="table-column">
      <style:table-column-properties style:column-width="1.162cm"/>
    </style:style>
    <style:style style:name="Table1.E" style:family="table-column">
      <style:table-column-properties style:column-width="0.741cm"/>
    </style:style>
    <style:style style:name="Table1.F" style:family="table-column">
      <style:table-column-properties style:column-width="0.503cm"/>
    </style:style>
    <style:style style:name="Table1.G" style:family="table-column">
      <style:table-column-properties style:column-width="1.707cm"/>
    </style:style>
    <style:style style:name="Table1.H" style:family="table-column">
      <style:table-column-properties style:column-width="1.395cm"/>
    </style:style>
    <style:style style:name="Table1.I" style:family="table-column">
      <style:table-column-properties style:column-width="0.496cm"/>
    </style:style>
    <style:style style:name="Table1.J" style:family="table-column">
      <style:table-column-properties style:column-width="1.746cm"/>
    </style:style>
    <style:style style:name="Table1.K" style:family="table-column">
      <style:table-column-properties style:column-width="2.20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097cm" fo:border="0.5pt solid #000000"/>
    </style:style>
    <style:style style:name="Table1.2" style:family="table-row">
      <style:table-row-properties style:min-row-height="2.252cm" fo:keep-together="auto"/>
    </style:style>
    <style:style style:name="Table1.A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2" style:family="table-cell">
      <style:table-cell-properties style:vertical-align="middle" fo:padding="0.097cm" fo:border="0.5pt solid #000000"/>
    </style:style>
    <style:style style:name="Table1.3" style:family="table-row">
      <style:table-row-properties style:min-row-height="0.732cm" fo:keep-together="auto"/>
    </style:style>
    <style:style style:name="Table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G3" style:family="table-cell">
      <style:table-cell-properties style:vertical-align="middle" fo:padding="0.191cm" fo:border-left="0.5pt solid #000001" fo:border-right="none" fo:border-top="0.5pt solid #000001" fo:border-bottom="0.5pt solid #000001"/>
    </style:style>
    <style:style style:name="Table1.K3" style:family="table-cell">
      <style:table-cell-properties style:vertical-align="middle" fo:padding="0.191cm" fo:border="0.5pt solid #000001"/>
    </style:style>
    <style:style style:name="Table1.4" style:family="table-row">
      <style:table-row-properties style:min-row-height="0.4cm" fo:keep-together="auto"/>
    </style:style>
    <style:style style:name="Table1.A4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69cm" fo:keep-together="auto"/>
    </style:style>
    <style:style style:name="Table1.6" style:family="table-row">
      <style:table-row-properties style:min-row-height="0.503cm" fo:keep-together="auto"/>
    </style:style>
    <style:style style:name="Table1.H7" style:family="table-cell">
      <style:table-cell-properties style:vertical-align="" fo:padding="0.191cm" fo:border-left="0.05pt solid #000000" fo:border-right="none" fo:border-top="0.05pt solid #000000" fo:border-bottom="0.05pt solid #000000"/>
    </style:style>
    <style:style style:name="Table1.K7" style:family="table-cell">
      <style:table-cell-properties style:vertical-align="" fo:padding="0.191cm" fo:border="0.05pt solid #000000"/>
    </style:style>
    <style:style style:name="Table1.H8" style:family="table-cell">
      <style:table-cell-properties style:vertical-align="" fo:padding="0.191cm" fo:border-left="0.05pt solid #000000" fo:border-right="none" fo:border-top="none" fo:border-bottom="0.05pt solid #000000"/>
    </style:style>
    <style:style style:name="Table1.12" style:family="table-row">
      <style:table-row-properties style:min-row-height="0.504cm" fo:keep-together="auto"/>
    </style:style>
    <style:style style:name="Table1.A12" style:family="table-cell">
      <style:table-cell-properties fo:padding="0.097cm" fo:border-left="0.5pt solid #000000" fo:border-right="none" fo:border-top="0.5pt solid #000000" fo:border-bottom="0.5pt solid #000000"/>
    </style:style>
    <style:style style:name="Table1.F12" style:family="table-cell">
      <style:table-cell-properties fo:padding="0.097cm" fo:border-left="0.5pt solid #000000" fo:border-right="none" fo:border-top="0.5pt solid #000000" fo:border-bottom="0.5pt solid #000000"/>
    </style:style>
    <style:style style:name="Table1.J12" style:family="table-cell">
      <style:table-cell-properties fo:padding="0.097cm" fo:border="0.5pt solid #000000"/>
    </style:style>
    <style:style style:name="Table1.13" style:family="table-row">
      <style:table-row-properties style:min-row-height="1.228cm" fo:keep-together="auto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1.279cm" fo:keep-together="auto"/>
    </style:style>
    <style:style style:name="Table1.A1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5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P3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d36d5" style:font-size-asian="8pt" style:font-weight-asian="normal" style:font-size-complex="8pt" style:font-weight-complex="normal"/>
    </style:style>
    <style:style style:name="P4" style:family="paragraph" style:parent-style-name="Frame_20_contents">
      <style:paragraph-properties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fo:font-size="11pt" fo:font-weight="bold" officeooo:rsid="00bcc212" officeooo:paragraph-rsid="00bcc212" style:font-size-asian="11pt" style:font-weight-asian="bold" style:font-size-complex="11pt"/>
    </style:style>
    <style:style style:name="P6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paragraph-rsid="0090d8d2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25eedb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5eedb" officeooo:paragraph-rsid="00a775d3" style:font-size-asian="8pt" style:font-weight-asian="bold" style:font-size-complex="8pt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8pt" fo:font-weight="bold" officeooo:rsid="003b9f06" officeooo:paragraph-rsid="00760cbe" style:font-size-asian="8pt" style:font-weight-asian="bold" style:font-size-complex="8pt" style:font-weight-complex="bold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font-size="8pt" fo:font-weight="bold" officeooo:rsid="0027c16b" officeooo:paragraph-rsid="0090d8d2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0cbe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2535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paragraph-rsid="00762535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ize="10pt" officeooo:paragraph-rsid="00306d3c" style:font-size-asian="10pt" style:font-size-complex="10pt"/>
    </style:style>
    <style:style style:name="P20" style:family="paragraph" style:parent-style-name="Standard">
      <style:paragraph-properties fo:margin-top="0cm" fo:margin-bottom="0cm" style:contextual-spacing="false" fo:text-align="end" style:justify-single-word="false"/>
      <style:text-properties fo:font-size="10pt" fo:font-weight="normal" officeooo:rsid="003b9f06" officeooo:paragraph-rsid="00762535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fo:font-size="9pt" officeooo:paragraph-rsid="00246a4f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fo:font-size="9pt" officeooo:paragraph-rsid="00054f48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9pt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ize="9pt" officeooo:paragraph-rsid="000f40f6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/>
      <style:text-properties fo:font-size="9pt" officeooo:paragraph-rsid="002ca854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/>
      <style:text-properties fo:font-size="9pt" officeooo:rsid="00246a4f" officeooo:paragraph-rsid="002ca854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/>
      <style:text-properties fo:font-size="9pt" officeooo:rsid="00246a4f" officeooo:paragraph-rsid="00611013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/>
      <style:text-properties fo:font-size="9pt" officeooo:paragraph-rsid="00611013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/>
      <style:text-properties officeooo:paragraph-rsid="002ca854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611013"/>
    </style:style>
    <style:style style:name="P32" style:family="paragraph" style:parent-style-name="Standard">
      <style:paragraph-properties fo:margin-top="0cm" fo:margin-bottom="0cm" style:contextual-spacing="false" fo:text-align="end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3b9f06" officeooo:paragraph-rsid="00762535" style:font-size-asian="8pt" style:font-style-asian="normal" style:font-weight-asian="normal" style:font-size-complex="8pt" style:font-weight-complex="normal" style:text-emphasize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7c16b" officeooo:paragraph-rsid="00a775d3" style:font-size-asian="8pt" style:font-style-asian="normal" style:font-weight-asian="bold" style:font-size-complex="8pt" style:font-weight-complex="bold" style:text-emphasize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bold" officeooo:rsid="0025eedb" officeooo:paragraph-rsid="0025eedb" style:font-size-asian="8pt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style:font-size-asian="7pt" style:font-size-complex="7pt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25eedb" style:font-size-asian="7pt" style:font-size-complex="7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paragraph-rsid="0090d8d2" style:font-size-asian="7pt" style:font-size-complex="7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rsid="00075f18" officeooo:paragraph-rsid="0090d8d2" style:font-size-asian="7pt" style:font-size-complex="7pt"/>
    </style:style>
    <style:style style:name="P39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rsid="00075f18" officeooo:paragraph-rsid="0090d8d2" style:font-size-asian="7pt" style:font-size-complex="7pt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/>
      <style:text-properties fo:font-size="7pt" style:font-size-asian="7pt" style:font-size-complex="7pt"/>
    </style:style>
    <style:style style:name="P41" style:family="paragraph" style:parent-style-name="Standard">
      <style:paragraph-properties fo:margin-top="0cm" fo:margin-bottom="0cm" style:contextual-spacing="false" fo:text-align="end" style:justify-single-word="false"/>
      <style:text-properties fo:font-size="7pt" officeooo:paragraph-rsid="00a775d3" style:font-size-asian="7pt" style:font-size-complex="7pt"/>
    </style:style>
    <style:style style:name="P42" style:family="paragraph" style:parent-style-name="Standard">
      <style:paragraph-properties fo:margin-top="0cm" fo:margin-bottom="0cm" style:contextual-spacing="false" fo:text-align="start" style:justify-single-word="false"/>
      <style:text-properties fo:font-size="7pt" officeooo:rsid="0091a18e" officeooo:paragraph-rsid="00b54c4c" style:font-size-asian="7pt" style:font-size-complex="7pt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officeooo:rsid="0091a18e" officeooo:paragraph-rsid="0091a18e" style:font-size-asian="7pt" style:font-size-complex="7pt"/>
    </style:style>
    <style:style style:name="P44" style:family="paragraph" style:parent-style-name="Standard">
      <style:paragraph-properties fo:margin-top="0cm" fo:margin-bottom="0cm" style:contextual-spacing="false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5eedb" style:font-size-asian="8pt" style:font-style-asian="normal" style:font-weight-asian="normal" style:font-size-complex="8pt" style:text-emphasize="none"/>
    </style:style>
    <style:style style:name="P45" style:family="paragraph" style:parent-style-name="Standard">
      <style:paragraph-properties fo:margin-top="0cm" fo:margin-bottom="0cm" style:contextual-spacing="false"/>
      <style:text-properties fo:font-size="6pt" style:font-size-asian="6pt" style:font-size-complex="6pt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/>
      <style:text-properties fo:font-size="6pt" officeooo:paragraph-rsid="00760cbe" style:font-size-asian="6pt" style:font-size-complex="6pt"/>
    </style:style>
    <style:style style:name="P47" style:family="paragraph" style:parent-style-name="Normal_20__28_Web_29_">
      <style:paragraph-properties fo:margin-top="0cm" fo:margin-bottom="0cm" style:contextual-spacing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48" style:family="paragraph" style:parent-style-name="Normal_20__28_Web_29_">
      <style:paragraph-properties fo:margin-top="0cm" fo:margin-bottom="0cm" style:contextual-spacing="false"/>
      <style:text-properties style:font-name="Arial" fo:font-size="8pt" fo:font-weight="normal" officeooo:rsid="00af8c30" officeooo:paragraph-rsid="00af8c30" style:font-size-asian="8pt" style:font-weight-asian="normal" style:font-name-complex="Arial1" style:font-size-complex="8pt" style:font-weight-complex="normal"/>
    </style:style>
    <style:style style:name="P49" style:family="paragraph" style:parent-style-name="Normal_20__28_Web_29_">
      <style:paragraph-properties fo:margin-top="0cm" fo:margin-bottom="0cm" style:contextual-spacing="false"/>
      <style:text-properties fo:font-size="8pt" style:font-size-asian="8pt" style:font-size-complex="8pt"/>
    </style:style>
    <style:style style:name="P50" style:family="paragraph" style:parent-style-name="Normal_20__28_Web_29_">
      <style:paragraph-properties fo:margin-top="0cm" fo:margin-bottom="0cm" style:contextual-spacing="false"/>
      <style:text-properties fo:font-size="8pt" officeooo:paragraph-rsid="00a18f87" style:font-size-asian="8pt" style:font-size-complex="8pt"/>
    </style:style>
    <style:style style:name="P51" style:family="paragraph" style:parent-style-name="Normal_20__28_Web_29_">
      <style:paragraph-properties fo:margin-top="0cm" fo:margin-bottom="0cm" style:contextual-spacing="false"/>
      <style:text-properties style:font-name="Calibri2" fo:font-size="8pt" officeooo:paragraph-rsid="00a18f87" style:font-size-asian="8pt" style:font-name-complex="Arial1" style:font-size-complex="8pt"/>
    </style:style>
    <style:style style:name="P52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53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bold" officeooo:rsid="00adcd69" officeooo:paragraph-rsid="00b6736a" style:font-size-asian="8pt" style:font-weight-asian="bold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71a09b"/>
    </style:style>
    <style:style style:name="T4" style:family="text">
      <style:text-properties officeooo:rsid="00246a4f"/>
    </style:style>
    <style:style style:name="T5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officeooo:rsid="003a45e8" style:font-style-asian="normal" style:font-weight-asian="bold" style:font-weight-complex="bold" style:text-emphasize="non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46a4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6963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46a4f" style:font-size-asian="10pt" style:font-weight-asian="bold" style:font-size-complex="10pt" style:font-weight-complex="bold"/>
    </style:style>
    <style:style style:name="T16" style:family="text">
      <style:text-properties style:font-name="Calibri2"/>
    </style:style>
    <style:style style:name="T17" style:family="text">
      <style:text-properties style:font-name="Calibri2" fo:font-weight="bold" style:font-weight-asian="bold" style:font-weight-complex="bold"/>
    </style:style>
    <style:style style:name="T18" style:family="text">
      <style:text-properties style:font-name="Calibri2" fo:font-weight="bold" style:font-weight-asian="bold" style:font-name-complex="Arial1" style:font-weight-complex="bold"/>
    </style:style>
    <style:style style:name="T19" style:family="text">
      <style:text-properties style:font-name="Arial" style:font-name-complex="Arial1"/>
    </style:style>
    <style:style style:name="T20" style:family="text">
      <style:text-properties style:font-name="Arial" officeooo:rsid="0025eedb" style:font-name-complex="Arial1"/>
    </style:style>
    <style:style style:name="T21" style:family="text">
      <style:text-properties officeooo:rsid="002551e9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4" style:family="text">
      <style:text-properties officeooo:rsid="003b9f06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4" office:value-type="string">
            <text:p text:style-name="P19"><text:span text:style-name="T10">Vendor</text:span><text:span text:style-name="T9"> Name</text:span> : </text:p>
            <text:p text:style-name="P19"><text:text-input text:description="&lt;o.partner_id.name&gt;">Customer Name</text:text-input></text:p>
            <text:p text:style-name="P23"><text:span text:style-name="T9">Address</text:span> : <text:text-input text:description="&lt;o.partner_id.street&gt;">Street</text:text-input> <text:text-input text:description="&lt;o.partner_id.street2&gt;">street2</text:text-input> </text:p>
            <text:p text:style-name="P24"><text:text-input text:description="&lt;o.partner_id.city&gt;">City</text:text-input> </text:p>
            <text:p text:style-name="P24"><text:text-input text:description="&lt;o.partner_id.state_id.name&gt;"> state</text:text-input></text:p>
            <text:p text:style-name="P24"><text:text-input text:description="&lt;o.partner_id.country_id.name&gt;">Country</text:text-input></text:p>
            <text:p text:style-name="P25"><text:text-input text:description="&lt;o.partner_id.zip&gt;">Zip</text:text-input></text:p>
            <text:p text:style-name="P25"><text:span text:style-name="T8">Contact</text:span><text:span text:style-name="T7">:</text:span><text:span text:style-name="T5"><text:text-input text:description="&lt;o.partner_id.phone&gt;">Phone</text:text-input></text:span></text:p>
          </table:table-cell>
          <table:covered-table-cell/>
          <table:covered-table-cell/>
          <table:covered-table-cell/>
          <table:table-cell table:style-name="Table1.A1" table:number-columns-spanned="7" office:value-type="string">
            <text:p text:style-name="P21">VAT TIN No.: <text:text-input text:description="&lt;o.company_id.partner_id.vat_tin_no&gt;">Tin No</text:text-input></text:p>
            <text:p text:style-name="P21"><text:span text:style-name="T6">CST TIN No.:</text:span><text:span text:style-name="T6"><text:text-input text:description="&lt;o.partner_id.cst_tin_no&gt;">CST TIN No</text:text-input></text:span></text:p>
            <text:p text:style-name="P21"><text:span text:style-name="T4">Excise No: </text:span><text:span text:style-name="T4"><text:text-input text:description="&lt;o.partner_id.ecc_no&gt;">ECC No</text:text-input></text:span></text:p>
            <text:p text:style-name="P22"><text:span text:style-name="T4">PAN</text:span> No: <text:text-input text:description="&lt;o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8"><text:span text:style-name="T15">Billing Address</text:span><text:span text:style-name="T14">:</text:span><text:span text:style-name="T13"> </text:span><text:span text:style-name="T25"><text:text-input text:description="&lt;o.company_id.street&gt;">Street</text:text-input></text:span><text:span text:style-name="T25"> </text:span><text:span text:style-name="T25"><text:text-input text:description="&lt;o.company_id.street2&gt;">street2</text:text-input></text:span><text:span text:style-name="T25"> </text:span></text:p>
            <text:p text:style-name="P26"><text:text-input text:description="&lt;o.company_id.city&gt;">City</text:text-input> </text:p>
            <text:p text:style-name="P26"><text:text-input text:description="&lt;o.company_id.state_id.name&gt;"> state</text:text-input></text:p>
            <text:p text:style-name="P26"><text:text-input text:description="&lt;o.company_id.country_id.name&gt;">Country</text:text-input></text:p>
            <text:p text:style-name="P27"><text:text-input text:description="&lt;o.company_id.zip&gt;">Zip</text:text-input></text:p>
            <text:p text:style-name="P30"/>
          </table:table-cell>
          <table:covered-table-cell/>
          <table:covered-table-cell/>
          <table:covered-table-cell/>
          <table:table-cell table:style-name="Table1.E2" table:number-columns-spanned="7" office:value-type="string">
            <text:p text:style-name="P31"><text:span text:style-name="T15">Delivery Address:</text:span><text:span text:style-name="T26"> </text:span><text:span text:style-name="T25"><text:text-input text:description="&lt;o.picking_type_id.warehouse_id.partner_id.street&gt;">Street</text:text-input></text:span><text:span text:style-name="T25"> </text:span><text:span text:style-name="T25"><text:text-input text:description="&lt;o.picking_type_id.warehouse_id.partner_id.street2&gt;">street2</text:text-input></text:span><text:span text:style-name="T25"> </text:span></text:p>
            <text:p text:style-name="P29"><text:text-input text:description="&lt;o.picking_type_id.warehouse_id.partner_id.city&gt;">City</text:text-input> </text:p>
            <text:p text:style-name="P29"><text:text-input text:description="&lt;o.picking_type_id.warehouse_id.partner_id.state_id.name&gt;"> state</text:text-input></text:p>
            <text:p text:style-name="P29"><text:text-input text:description="&lt;o.picking_type_id.warehouse_id.partner_id.country_id.name&gt;">Country</text:text-input></text:p>
            <text:p text:style-name="P28"><text:text-input text:description="&lt;o.picking_type_id.warehouse_id.partner_id.zip&gt;">Zip</text:text-input></text:p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Sr No.</text:p>
          </table:table-cell>
          <table:table-cell table:style-name="Table1.A3" office:value-type="string">
            <text:p text:style-name="P12"><text:s/>Code</text:p>
          </table:table-cell>
          <table:table-cell table:style-name="Table1.A3" office:value-type="string">
            <text:p text:style-name="P12">Material</text:p>
          </table:table-cell>
          <table:table-cell table:style-name="Table1.A3" office:value-type="string">
            <text:p text:style-name="P15">UOM </text:p>
          </table:table-cell>
          <table:table-cell table:style-name="Table1.E3" table:number-columns-spanned="2" office:value-type="string">
            <text:p text:style-name="P11">Q<text:span text:style-name="T12">ty</text:span></text:p>
          </table:table-cell>
          <table:covered-table-cell/>
          <table:table-cell table:style-name="Table1.G3" office:value-type="string">
            <text:p text:style-name="P33">UNIT </text:p>
            <text:p text:style-name="P33">PRICE</text:p>
            <text:p text:style-name="P15"/>
          </table:table-cell>
          <table:table-cell table:style-name="Table1.G3" office:value-type="string">
            <text:p text:style-name="P34">Dis%</text:p>
            <text:p text:style-name="P12"/>
          </table:table-cell>
          <table:table-cell table:style-name="Table1.G3" table:number-columns-spanned="2" office:value-type="string">
            <text:p text:style-name="P13">Net Value</text:p>
          </table:table-cell>
          <table:covered-table-cell/>
          <table:table-cell table:style-name="Table1.K3" office:value-type="string">
            <text:p text:style-name="P10">Delivery Da<text:span text:style-name="T21">te</text:span></text:p>
          </table:table-cell>
        </table:table-row>
        <table:table-row table:style-name="Table1.4">
          <table:table-cell table:style-name="Table1.A4" table:number-columns-spanned="11" office:value-type="string">
            <text:p text:style-name="P45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35"><text:text-input text:description="&lt;line['sr_no']&gt;">sr no</text:text-input></text:p>
          </table:table-cell>
          <table:table-cell table:style-name="Table1.A3" office:value-type="string">
            <text:p text:style-name="P35"><text:text-input text:description="&lt;line['code']&gt;">Code</text:text-input></text:p>
          </table:table-cell>
          <table:table-cell table:style-name="Table1.A3" office:value-type="string">
            <text:p text:style-name="P36"><text:text-input text:description="&lt;line['product']&gt;">Product</text:text-input></text:p>
          </table:table-cell>
          <table:table-cell table:style-name="Table1.A3" office:value-type="string">
            <text:p text:style-name="P37"><text:text-input text:description="&lt;line['uom']&gt;">Uom</text:text-input></text:p>
          </table:table-cell>
          <table:table-cell table:style-name="Table1.E3" table:number-columns-spanned="2" office:value-type="string">
            <text:p text:style-name="P38"><text:text-input text:description="&lt;line['qty']&gt;">qty
</text:text-input></text:p>
          </table:table-cell>
          <table:covered-table-cell/>
          <table:table-cell table:style-name="Table1.G3" office:value-type="string">
            <text:p text:style-name="P39"><text:text-input text:description="&lt;formatLang(line['price'],digits=2)&gt;">Price</text:text-input></text:p>
          </table:table-cell>
          <table:table-cell table:style-name="Table1.G3" office:value-type="string">
            <text:p text:style-name="P40"><text:text-input text:description="&lt;line['discount']&gt;">Dis</text:text-input> %</text:p>
          </table:table-cell>
          <table:table-cell table:style-name="Table1.G3" table:number-columns-spanned="2" office:value-type="string">
            <text:p text:style-name="P41"><text:text-input text:description="&lt;formatLang(line['net_price'],digits=2)&gt;">Net Price</text:text-input></text:p>
          </table:table-cell>
          <table:covered-table-cell/>
          <table:table-cell table:style-name="Table1.K3" office:value-type="string">
            <text:p text:style-name="P35"><text:text-input text:description="&lt;formatLang(line['delivery_date'],date=True)&gt;">Delivery Days</text:text-input></text:p>
          </table:table-cell>
        </table:table-row>
        <table:table-row table:style-name="Table1.6">
          <table:table-cell table:style-name="Table1.E3" table:number-columns-spanned="11" office:value-type="string">
            <text:p text:style-name="P46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E3" table:number-columns-spanned="7" office:value-type="string">
            <text:p text:style-name="P16">Total Net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7" table:number-columns-spanned="3" office:value-type="string">
            <text:p text:style-name="P16"><text:text-input text:description="&lt;formatLang(o.amount_untaxed,digits=2)&gt;">Untax amount</text:text-input></text:p>
          </table:table-cell>
          <table:covered-table-cell/>
          <table:covered-table-cell/>
          <table:table-cell table:style-name="Table1.K7" table:number-rows-spanned="5" office:value-type="string">
            <text:p text:style-name="P14"/>
          </table:table-cell>
        </table:table-row>
        <table:table-row table:style-name="Table1.5">
          <table:table-cell table:style-name="Table1.E3" table:number-columns-spanned="7" office:value-type="string">
            <text:p text:style-name="P18"><text:span text:style-name="T24"><text:s text:c="6"/>Excise</text:span><text:span text:style-name="T24"><text:text-input text:description="&lt;o.cal_rate('cenvat')&gt;">Calrat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3" office:value-type="string">
            <text:p text:style-name="P17"><text:text-input text:description="&lt;formatLang(o.excise_cal(),digits=2)&gt;">Excise_cal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E3" table:number-columns-spanned="7" office:value-type="string">
            <text:p text:style-name="P32"><text:s text:c="3"/>Sub 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3" office:value-type="string">
            <text:p text:style-name="P32"><text:text-input text:description="&lt;formatLang(o.subtotal_excise(),digits=2)&gt;">subtotal_excise</text:text-input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E3" table:number-columns-spanned="7" office:value-type="string">
            <text:p text:style-name="P18"><text:span text:style-name="T24"><text:s text:c="3"/></text:span><text:span text:style-name="T24"><text:text-input text:description="&lt;o.cal_rate('mvat')&gt;">cal Rat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3" office:value-type="string">
            <text:p text:style-name="P17"><text:text-input text:description="&lt;formatLang(o.cst_vat_cal(),digits=2)&gt;">cst_vat_cal</text:text-input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E3" table:number-columns-spanned="7" office:value-type="string">
            <text:p text:style-name="P20"><text:s text:c="3"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3" office:value-type="string">
            <text:p text:style-name="P20"><text:text-input text:description="&lt;formatLang(o.amount_total,digits=2)&gt;">Total</text:text-input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5" office:value-type="string">
            <text:p text:style-name="P9"><text:span text:style-name="T17">Delivery Terms: </text:span><text:span text:style-name="T16"><text:text-input text:description="&lt;o.incoterm_id.name&gt;">Incoterm</text:text-input></text:span></text:p>
          </table:table-cell>
          <table:covered-table-cell/>
          <table:covered-table-cell/>
          <table:covered-table-cell/>
          <table:covered-table-cell/>
          <table:table-cell table:style-name="Table1.F12" table:number-columns-spanned="4" office:value-type="string">
            <text:p text:style-name="P50"><text:span text:style-name="T18">Packing:</text:span><text:span text:style-name="T16"><text:text-input text:description="&lt;formatLang(o.print_packing_charges(),digits=2)&gt;">Packing</text:text-input></text:span><text:span text:style-name="T16"> <text:s/></text:span><text:s text:c="2"/><text:span text:style-name="T19"><text:s text:c="13"/></text:span></text:p>
          </table:table-cell>
          <table:covered-table-cell/>
          <table:covered-table-cell/>
          <table:covered-table-cell/>
          <table:table-cell table:style-name="Table1.J12" table:number-columns-spanned="2" office:value-type="string">
            <text:p text:style-name="P51"><text:span text:style-name="T11">Freight :</text:span><text:text-input text:description="&lt;formatLang(o.print_freight_charges(),digits=2)&gt;">Freight</text:text-input></text:p>
          </table:table-cell>
          <table:covered-table-cell/>
        </table:table-row>
        <table:table-row table:style-name="Table1.13">
          <table:table-cell table:style-name="Table1.A14" table:number-columns-spanned="11" office:value-type="string">
            <text:p text:style-name="P47">Terms &amp; Conditions</text:p>
            <text:p text:style-name="P49"><text:span text:style-name="T19">1</text:span><text:span text:style-name="T20">) <text:s/></text:span><text:span text:style-name="T23">Payment</text:span><text:span text:style-name="T22"> : <text:s/></text:span><text:span text:style-name="T22"><text:text-input text:description="&lt;o.payment_term_id&gt;">Payment term</text:text-input></text:span><text:span text:style-name="T22"> after receipt of material.</text:span></text:p>
            <text:p text:style-name="P44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4" table:number-columns-spanned="11" office:value-type="string">
            <text:p text:style-name="P48">Remark: <text:text-input text:description="&lt;o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5" table:number-columns-spanned="5" office:value-type="string">
            <text:p text:style-name="P42">PREPARED BY </text:p>
            <text:p text:style-name="P42"><text:s text:c="4"/></text:p>
          </table:table-cell>
          <table:covered-table-cell/>
          <table:covered-table-cell/>
          <table:covered-table-cell/>
          <table:covered-table-cell/>
          <table:table-cell table:style-name="Table1.F15" table:number-columns-spanned="6" office:value-type="string">
            <text:p text:style-name="P43"><text:s text:c="36"/>AUTHORISED BY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01cm" style:contextual-spacing="false" style:line-height-at-least="0.019cm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List_20_Heading" style:display-name="List Heading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 style:master-page-name="Standard">
      <style:table-properties style:width="16.536cm" fo:margin-left="-0.026cm" style:page-number="auto" table:align="left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style:min-row-height="2.7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bold" officeooo:rsid="00adcd69" officeooo:paragraph-rsid="00b6736a" style:font-size-asian="8pt" style:font-weight-asian="bold" style:font-size-complex="8pt"/>
    </style:style>
    <style:style style:name="MP6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d36d5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line-height="100%" fo:text-align="center" style:justify-single-word="false"/>
      <style:text-properties fo:font-size="11pt" fo:font-weight="bold" officeooo:rsid="00bcc212" officeooo:paragraph-rsid="00bcc212" style:font-size-asian="11pt" style:font-weight-asian="bold" style:font-size-complex="11pt"/>
    </style:style>
    <style:style style:name="MP8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MP9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3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1"><text:text-input text:description="&lt;company_name(o)&gt;">Company Name</text:text-input></text:span> </text:p>
              <text:p text:style-name="MP5"><text:s/><text:text-input text:description="&lt;company_address(o)&gt;">Company Address</text:text-input></text:p>
              <text:p text:style-name="MP6"><text:span text:style-name="MT2">Email: </text:span><text:text-input text:description="&lt;o.company_id.email&gt;">Email</text:text-input> <text:span text:style-name="MT2">Phone No: </text:span><text:span text:style-name="MT2"><text:text-input text:description="&lt;o.company_id.phone&gt;">Phone</text:text-input></text:span></text:p>
              <text:p text:style-name="MP7">Request For Quotation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ext:p text:style-name="Text_20_body"/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e</meta:initial-creator>
    <meta:editing-cycles>200</meta:editing-cycles>
    <meta:creation-date>2016-07-05T11:52:00</meta:creation-date>
    <dc:date>2017-03-22T11:50:08.226584027</dc:date>
    <meta:editing-duration>PT11H32M34S</meta:editing-duration>
    <meta:generator>LibreOffice/4.2.8.2$Linux_X86_64 LibreOffice_project/420m0$Build-2</meta:generator>
    <meta:document-statistic meta:table-count="3" meta:image-count="0" meta:object-count="0" meta:page-count="1" meta:paragraph-count="69" meta:word-count="249" meta:character-count="953" meta:non-whitespace-character-count="79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